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3cm" svg:x="7.5cm" svg:y="4.5cm">
          <text:p text:style-name="P1">Har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6cm" svg:height="3cm" svg:x="3.5cm" svg:y="9cm">
          <text:p text:style-name="P1">Ton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6cm" svg:height="3cm" svg:x="12cm" svg:y="9cm">
          <text:p text:style-name="P1">Ma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8.5cm" svg:y1="7cm" svg:x2="6.5cm" svg:y2="9cm">
          <text:p/>
        </draw:line>
        <draw:line draw:style-name="gr3" draw:text-style-name="P2" draw:layer="layout" svg:x1="8.5cm" svg:y1="9.5cm" svg:x2="10.5cm" svg:y2="7.5cm">
          <text:p/>
        </draw:line>
        <draw:line draw:style-name="gr3" draw:text-style-name="P2" draw:layer="layout" svg:x1="12.5cm" svg:y1="7cm" svg:x2="15cm" svg:y2="9cm">
          <text:p/>
        </draw:line>
        <draw:line draw:style-name="gr3" draw:text-style-name="P2" draw:layer="layout" svg:x1="13cm" svg:y1="9.5cm" svg:x2="10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av eav</meta:initial-creator>
    <meta:creation-date>2008-05-30T03:06:41</meta:creation-date>
    <dc:creator>eav eav</dc:creator>
    <dc:date>2008-05-30T03:08:07</dc:date>
    <meta:editing-cycles>3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